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D0D73641127C4ECEF8.png" manifest:media-type="image/png"/>
  <manifest:file-entry manifest:full-path="Pictures/10000201000004B0000004B0418AA4CDB4EADBCC.png" manifest:media-type="image/png"/>
  <manifest:file-entry manifest:full-path="Pictures/10000000000003A0000002A0A71DA5F23D436FFF.jpg" manifest:media-type="image/jpeg"/>
  <manifest:file-entry manifest:full-path="Pictures/10000201000004130000040032AEB83C160E2EAC.png" manifest:media-type="image/png"/>
  <manifest:file-entry manifest:full-path="Pictures/10000000000003E9000002591B3615C3AD7C8501.jpg" manifest:media-type="image/jpeg"/>
  <manifest:file-entry manifest:full-path="Pictures/1000000000000244000001A2B64B2B8714D45636.jpg" manifest:media-type="image/jpeg"/>
  <manifest:file-entry manifest:full-path="Pictures/100000000000029E0000014FA12B903A02AE6391.jpg" manifest:media-type="image/jpeg"/>
  <manifest:file-entry manifest:full-path="Pictures/10000201000007AC0000045276F13ED9919C36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9028in" svg:y="-0.1744in" svg:width="7.8035in" svg:height="7.661in" draw:z-index="0"><draw:image xlink:href="Pictures/10000201000004130000040032AEB83C160E2E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2" text:anchor-type="paragraph" svg:x="0.0457in" svg:y="0.0126in" svg:width="9.2161in" svg:height="6.6736in" draw:z-index="1"><draw:image xlink:href="Pictures/10000000000003A0000002A0A71DA5F23D436FFF.jpg" xlink:type="simple" xlink:show="embed" xlink:actuate="onLoad" loext:mime-type="image/jpeg"/></draw:frame></text:p>
      <text:p text:style-name="Standard"><draw:frame draw:style-name="fr1" draw:name="Imagen3" text:anchor-type="paragraph" svg:x="-0.0929in" svg:y="-0.0319in" svg:width="6.9252in" svg:height="4.9902in" draw:z-index="2"><draw:image xlink:href="Pictures/1000000000000244000001A2B64B2B8714D45636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x="4.3764in" svg:y="1.0118in" svg:width="5.1646in" svg:height="2.5827in" draw:z-index="3"><draw:image xlink:href="Pictures/100000000000029E0000014FA12B903A02AE639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5" text:anchor-type="paragraph" svg:x="0.0925in" svg:y="0.1327in" svg:width="8.9146in" svg:height="5.352in" draw:z-index="4"><draw:image xlink:href="Pictures/10000000000003E9000002591B3615C3AD7C850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6" text:anchor-type="paragraph" svg:x="0.2311in" svg:y="0.3744in" svg:width="8.8319in" svg:height="4.9728in" draw:z-index="5"><draw:image xlink:href="Pictures/10000201000007AC0000045276F13ED9919C368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paragraph" svg:x="1.0717in" svg:y="0.052in" svg:width="2.5417in" svg:height="2.5417in" draw:z-index="7"><draw:image xlink:href="Pictures/10000201000004B0000004B0418AA4CDB4EADBC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paragraph" svg:x="0.1965in" svg:y="0.0354in" svg:width="9.1591in" svg:height="5.0591in" draw:z-index="6"><draw:image xlink:href="Pictures/1000020100000348000001D0D73641127C4ECEF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8" meta:object-count="0" meta:page-count="6" meta:paragraph-count="0" meta:word-count="0" meta:character-count="0" meta:non-whitespace-character-count="0"/>
  </office:meta>
</office:document-meta>
</file>